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65cm" fo:min-width="9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2.3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55cm" fo:min-width="3.6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45cm" fo:min-width="2.7cm"/>
    </style:style>
    <style:style style:name="P1" style:family="paragraph">
      <style:paragraph-properties fo:text-align="center"/>
      <style:text-properties fo:color="#6666ff"/>
    </style:style>
    <style:style style:name="P2" style:family="paragraph">
      <loext:graphic-properties draw:fill-color="#eeeeee"/>
      <style:paragraph-properties fo:text-align="center"/>
      <style:text-properties fo:color="#6666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fo:color="#ffffff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33ff"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5cm" svg:height="1.9cm" svg:x="5.6cm" svg:y="1cm">
          <text:p text:style-name="P1"><text:span text:style-name="T1">Python </text:span><text:span text:style-name="T1">3</text:span></text:p>
          <text:p text:style-name="P1"><text:span text:style-name="T2">Hiérarc</text:span><text:span text:style-name="T2">hie des </text:span><text:span text:style-name="T2">types </text:span><text:span text:style-name="T2">standar</text:span><text:span text:style-name="T2">d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cm" svg:height="0.8cm" svg:x="9cm" svg:y="3.3cm">
          <text:p text:style-name="P3"><text:span text:style-name="T3">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.1cm" svg:height="0.8cm" svg:x="8.4cm" svg:y="4.2cm">
          <text:p text:style-name="P5"><text:span text:style-name="T4">(class </text:span><text:span text:style-name="T5">NoneType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cm" svg:height="0.8cm" svg:x="9cm" svg:y="5.2cm">
          <text:p text:style-name="P3"><text:span text:style-name="T3">Nombres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2cm" svg:y1="6.1cm" svg:x2="16.8cm" svg:y2="7.7cm">
          <text:p/>
        </draw:line>
        <draw:line draw:style-name="gr4" draw:text-style-name="P7" draw:layer="layout" svg:x1="11.2cm" svg:y1="6.2cm" svg:x2="12.2cm" svg:y2="7.9cm">
          <text:p/>
        </draw:line>
        <draw:line draw:style-name="gr4" draw:text-style-name="P7" draw:layer="layout" svg:x1="10.1cm" svg:y1="6.2cm" svg:x2="7.7cm" svg:y2="7.9cm">
          <text:p/>
        </draw:line>
        <draw:line draw:style-name="gr4" draw:text-style-name="P7" draw:layer="layout" svg:x1="9.1cm" svg:y1="6.1cm" svg:x2="2.8cm" svg:y2="7.7cm">
          <text:p/>
        </draw:line>
        <draw:custom-shape draw:style-name="gr3" draw:text-style-name="P6" draw:layer="layout" svg:width="4.1cm" svg:height="0.8cm" svg:x="0.9cm" svg:y="7.9cm">
          <text:p text:style-name="P5"><text:span text:style-name="T6">Booléen</text:span></text:p>
          <text:p text:style-name="P5"><text:span text:style-name="T4">(class </text:span><text:span text:style-name="T5">bool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cm" svg:height="0.8cm" svg:x="5.5cm" svg:y="8cm">
          <text:p text:style-name="P5"><text:span text:style-name="T6">Entier</text:span></text:p>
          <text:p text:style-name="P5"><text:span text:style-name="T4">(class </text:span><text:span text:style-name="T5">int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cm" svg:height="0.8cm" svg:x="10cm" svg:y="8.1cm">
          <text:p text:style-name="P5"><text:span text:style-name="T6">Décimal</text:span></text:p>
          <text:p text:style-name="P5"><text:span text:style-name="T4">(class </text:span><text:span text:style-name="T5">float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cm" svg:height="0.8cm" svg:x="14.6cm" svg:y="8.1cm">
          <text:p text:style-name="P5"><text:span text:style-name="T6">Complexe</text:span></text:p>
          <text:p text:style-name="P5"><text:span text:style-name="T4">(class </text:span><text:span text:style-name="T5">complex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cm" svg:height="0.8cm" svg:x="8.9cm" svg:y="9.5cm">
          <text:p text:style-name="P3"><text:span text:style-name="T3">Séquences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1.3cm" svg:y1="10.5cm" svg:x2="15.9cm" svg:y2="12.9cm">
          <text:p/>
        </draw:line>
        <draw:line draw:style-name="gr4" draw:text-style-name="P7" draw:layer="layout" svg:x1="10.1cm" svg:y1="10.5cm" svg:x2="4.8cm" svg:y2="12.7cm">
          <text:p/>
        </draw:line>
        <draw:custom-shape draw:style-name="gr6" draw:text-style-name="P8" draw:layer="layout" svg:width="3.2cm" svg:height="0.7cm" svg:x="3cm" svg:y="12.8cm">
          <text:p text:style-name="P3">Immuables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2cm" svg:height="0.7cm" svg:x="14.3cm" svg:y="12.9cm">
          <text:p text:style-name="P3">Muable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3.9cm" svg:y1="13.5cm" svg:x2="2.6cm" svg:y2="15.2cm">
          <text:p/>
        </draw:line>
        <draw:line draw:style-name="gr4" draw:text-style-name="P7" draw:layer="layout" svg:x1="4.5cm" svg:y1="13.5cm" svg:x2="5.9cm" svg:y2="15.1cm">
          <text:p/>
        </draw:line>
        <draw:line draw:style-name="gr4" draw:text-style-name="P7" draw:layer="layout" svg:x1="16cm" svg:y1="13.8cm" svg:x2="16cm" svg:y2="15.2cm">
          <text:p/>
        </draw:line>
        <draw:custom-shape draw:style-name="gr3" draw:text-style-name="P6" draw:layer="layout" svg:width="4.1cm" svg:height="0.8cm" svg:x="0.8cm" svg:y="15.3cm">
          <text:p text:style-name="P5"><text:span text:style-name="T6">Chaîne</text:span></text:p>
          <text:p text:style-name="P5"><text:span text:style-name="T4">(class </text:span><text:span text:style-name="T5">str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cm" svg:height="0.8cm" svg:x="3.9cm" svg:y="15.3cm">
          <text:p text:style-name="P5"><text:span text:style-name="T6">Tuple</text:span></text:p>
          <text:p text:style-name="P5"><text:span text:style-name="T4">(class </text:span><text:span text:style-name="T5">tuple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cm" svg:height="0.8cm" svg:x="13.8cm" svg:y="15.3cm">
          <text:p text:style-name="P5"><text:span text:style-name="T6">Liste</text:span></text:p>
          <text:p text:style-name="P5"><text:span text:style-name="T4">(class </text:span><text:span text:style-name="T5">list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cm" svg:height="0.8cm" svg:x="8.9cm" svg:y="16.5cm">
          <text:p text:style-name="P3"><text:span text:style-name="T3">Ensembl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cm" svg:height="0.8cm" svg:x="8.7cm" svg:y="17.4cm">
          <text:p text:style-name="P5"><text:span text:style-name="T4">(class </text:span><text:span text:style-name="T5">set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cm" svg:height="0.8cm" svg:x="8.9cm" svg:y="18.4cm">
          <text:p text:style-name="P3"><text:span text:style-name="T3">Mappages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0.8cm" svg:y1="19.4cm" svg:x2="10.8cm" svg:y2="20.4cm">
          <text:p/>
        </draw:line>
        <draw:custom-shape draw:style-name="gr3" draw:text-style-name="P6" draw:layer="layout" svg:width="4.1cm" svg:height="0.8cm" svg:x="8.7cm" svg:y="20.5cm">
          <text:p text:style-name="P5"><text:span text:style-name="T6">Dictionnaires</text:span></text:p>
          <text:p text:style-name="P5"><text:span text:style-name="T4">(class </text:span><text:span text:style-name="T5">dict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cm" svg:height="0.8cm" svg:x="8.8cm" svg:y="22cm">
          <text:p text:style-name="P3"><text:span text:style-name="T3">Calculable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cm" svg:height="0.8cm" svg:x="8.4cm" svg:y="23cm">
          <text:p text:style-name="P5"><text:span text:style-name="T6">Fonctions, </text:span><text:span text:style-name="T6">Méthodes, </text:span><text:span text:style-name="T6">Class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cm" svg:height="0.8cm" svg:x="8.8cm" svg:y="24.4cm">
          <text:p text:style-name="P3"><text:span text:style-name="T3">Modul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30T14:33:52.735786275</meta:creation-date>
    <dc:date>2019-10-30T15:09:57.005144301</dc:date>
    <meta:editing-duration>PT15M24S</meta:editing-duration>
    <meta:editing-cycles>3</meta:editing-cycles>
    <meta:generator>LibreOffice/6.3.2.2$Linux_X86_64 LibreOffice_project/98b30e735bda24bc04ab42594c85f7fd8be07b9c</meta:generator>
    <meta:document-statistic meta:object-count="31"/>
  </office:meta>
</office:document-meta>
</file>